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F44521A321E1E4E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3.7646in" draw:z-index="0"><draw:image xlink:href="Pictures/100000010000078000000438F44521A321E1E4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00:05:09.617474858</meta:creation-date>
    <dc:date>2023-01-17T04:35:30.276223829</dc:date>
    <meta:editing-duration>PT4H30M21S</meta:editing-duration>
    <meta:editing-cycles>2</meta:editing-cycles>
    <meta:generator>LibreOffice/7.4.3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